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94347" officeooo:paragraph-rsid="001da8d7"/>
    </style:style>
    <style:style style:name="P2" style:family="paragraph" style:parent-style-name="Header">
      <style:text-properties officeooo:rsid="00194347" officeooo:paragraph-rsid="001f5f39"/>
    </style:style>
    <style:style style:name="P3" style:family="paragraph" style:parent-style-name="Header">
      <style:text-properties fo:font-size="8pt" officeooo:rsid="00194347" officeooo:paragraph-rsid="001f5f39"/>
    </style:style>
    <style:style style:name="P4" style:family="paragraph" style:parent-style-name="Standard">
      <style:text-properties fo:font-size="8pt"/>
    </style:style>
    <style:style style:name="P5" style:family="paragraph" style:parent-style-name="Standard">
      <style:text-properties fo:font-size="8pt" officeooo:paragraph-rsid="0021143c"/>
    </style:style>
    <style:style style:name="T1" style:family="text">
      <style:text-properties officeooo:rsid="000beadc"/>
    </style:style>
    <style:style style:name="T2" style:family="text">
      <style:text-properties officeooo:rsid="001800fc"/>
    </style:style>
    <style:style style:name="T3" style:family="text">
      <style:text-properties officeooo:rsid="001da8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&lt;!DOCTYPE html&gt;</text:p>
      <text:p text:style-name="P4">&lt;html lang="pt-br"&gt;</text:p>
      <text:p text:style-name="P4"/>
      <text:p text:style-name="P4">&lt;head&gt;</text:p>
      <text:p text:style-name="P4"><text:s text:c="4"/>&lt;meta charset="UTF-8/"&gt;</text:p>
      <text:p text:style-name="P4"><text:s text:c="4"/>&lt;title&gt;TUDO SOBRE O GOOGLE GLASS&lt;/title&gt;</text:p>
      <text:p text:style-name="P4"><text:s text:c="4"/>&lt;link rel="stylesheet" type="text/css" href="_css/estilo.css" /&gt;</text:p>
      <text:p text:style-name="P4">&lt;/head&gt;</text:p>
      <text:p text:style-name="P4">&lt;script language="javascript" src="_javascript/funcoes.js"&gt;&lt;/script&gt;</text:p>
      <text:p text:style-name="P4"/>
      <text:p text:style-name="P4">&lt;body&gt;</text:p>
      <text:p text:style-name="P4"><text:s text:c="4"/>&lt;div id="interface"&gt;</text:p>
      <text:p text:style-name="P4"/>
      <text:p text:style-name="P4"><text:s text:c="8"/>&lt;header id="cabecalho"&gt;</text:p>
      <text:p text:style-name="P4"><text:s text:c="12"/>&lt;hgroup&gt;</text:p>
      <text:p text:style-name="P4"><text:s text:c="16"/>&lt;h1&gt;Google Glass&lt;/h1&gt;</text:p>
      <text:p text:style-name="P4"><text:s text:c="16"/>&lt;h2&gt;A revolução do Google está chegando&lt;/h2&gt;</text:p>
      <text:p text:style-name="P4"><text:s text:c="12"/>&lt;/hgroup&gt;</text:p>
      <text:p text:style-name="P4"/>
      <text:p text:style-name="P4"><text:s text:c="12"/>&lt;img id="icone" src="_imagens/glass-oculos-preto-peq.png" /&gt;</text:p>
      <text:p text:style-name="P4"><text:s text:c="12"/>&lt;nav id="menu"&gt;</text:p>
      <text:p text:style-name="P4"><text:s text:c="16"/>&lt;h1&gt;Menu Principal&lt;/h1&gt;</text:p>
      <text:p text:style-name="P4"><text:s text:c="16"/>&lt;ul type="disc"&gt;</text:p>
      <text:p text:style-name="P4"><text:s text:c="20"/>&lt;li onmouseover="mudaFoto('_imagens/home.png')"</text:p>
      <text:p text:style-name="P4"><text:s text:c="24"/>onmouseout="mudaFoto('_imagens/glass-oculos-preto-peq.png')"&gt;&lt;a href="index.html"&gt;Home&lt;/a&gt;&lt;/li&gt;</text:p>
      <text:p text:style-name="P4"><text:s text:c="20"/>&lt;li onmouseover="mudaFoto('_imagens/especificacoes.png')"</text:p>
      <text:p text:style-name="P4"><text:s text:c="24"/>onmouseout="mudaFoto('_imagens/glass-oculos-preto-peq.png')"&gt;&lt;a</text:p>
      <text:p text:style-name="P4"><text:s text:c="28"/>href="specs.html"&gt;Especificações&lt;/a&gt;&lt;/li&gt;</text:p>
      <text:p text:style-name="P4"><text:s text:c="20"/>&lt;li onmouseover="mudaFoto('_imagens/fotos.png')"</text:p>
      <text:p text:style-name="P4"><text:s text:c="24"/>onmouseout="mudaFoto('_imagens/glass-oculos-preto-peq.png')"&gt;&lt;a href="fotos.html"&gt;Fotos&lt;/a&gt;&lt;/li&gt;</text:p>
      <text:p text:style-name="P4"><text:s text:c="20"/>&lt;li onmouseover="mudaFoto('_imagens/multimidia.png')"</text:p>
      <text:p text:style-name="P4"><text:s text:c="24"/>onmouseout="mudaFoto('_imagens/glass-oculos-preto-peq.png')"&gt;&lt;a href="multimidia.html"&gt;</text:p>
      <text:p text:style-name="P4"><text:s text:c="28"/>Multimídia&lt;/a&gt;&lt;/li&gt;</text:p>
      <text:p text:style-name="P4"><text:s text:c="20"/>&lt;li onmouseover="mudaFoto('_imagens/contato.png')"</text:p>
      <text:p text:style-name="P4"><text:s text:c="24"/>onmouseout="mudaFoto('_imagens/glass-oculos-preto-peq.png')"&gt;&lt;a href="fale-conosco.html"&gt;Fale</text:p>
      <text:p text:style-name="P4"><text:s text:c="28"/>Conosco&lt;/a&gt;&lt;/li&gt;</text:p>
      <text:p text:style-name="P4"><text:s text:c="16"/>&lt;/ul&gt;</text:p>
      <text:p text:style-name="P4"><text:s text:c="12"/>&lt;/nav&gt;</text:p>
      <text:p text:style-name="P4"><text:s text:c="8"/>&lt;/header&gt;</text:p>
      <text:p text:style-name="P4"/>
      <text:p text:style-name="P4"><text:s text:c="8"/>&lt;section id="corpo"&gt;</text:p>
      <text:p text:style-name="P4"/>
      <text:p text:style-name="P4"><text:s text:c="12"/>&lt;article id="noticia-principal"&gt;</text:p>
      <text:p text:style-name="P4"><text:s text:c="16"/>&lt;header id="cabecalho-artigo"&gt;</text:p>
      <text:p text:style-name="P4"><text:s text:c="20"/>&lt;hgroup&gt;</text:p>
      <text:p text:style-name="P4"><text:s text:c="24"/>&lt;h3&gt;Tecnologia &gt; &amp;nbsp; Inovações&lt;/h3&gt;</text:p>
      <text:p text:style-name="P4"><text:s text:c="24"/>&lt;h1&gt;Saiba tudo sobre o Google Glass&lt;/h1&gt;</text:p>
      <text:p text:style-name="P4"><text:s text:c="24"/>&lt;h2&gt;por Gustavo Guanabara&lt;/h2&gt;</text:p>
      <text:p text:style-name="P4"><text:s text:c="24"/>&lt;h3 class="direita"&gt;Atualizado em 11/03/2025&lt;/h3&gt;</text:p>
      <text:p text:style-name="P4"><text:s text:c="20"/>&lt;/hgroup&gt;</text:p>
      <text:p text:style-name="P4"><text:s text:c="16"/>&lt;/header&gt;</text:p>
      <text:p text:style-name="P4"/>
      <text:p text:style-name="P4"><text:s text:c="16"/>&lt;h2 style="text-align:left;"&gt; O que é&lt;/h2&gt;</text:p>
      <text:p text:style-name="P4"><text:s text:c="16"/>&lt;p&gt; O Google Glass é um acessório em forma de óculos que possibilita a</text:p>
      <text:p text:style-name="P4"><text:s text:c="20"/>interação</text:p>
      <text:p text:style-name="P5"><text:s text:c="20"/>entre os usuários com diversos conteúdos em realidade aumentada. Também chamado de &lt;a href="https://www.google.com/glass/photography/" target="_blank"&gt;Project Glass&lt;/a&gt;, o</text:p>
      <text:p text:style-name="P4"><text:s text:c="20"/>eletrônico é capaz de tirar fotos a partir de comandos de voz, enviar mensagens instantâneas e realizar video&amp;shy;&gt;conferências. &amp;shy;Seu lançamento está previsto para 2014, e seu preço dever ser de US$ 1,5 mil. Atualmente o Google encontra-se em fase de testes e já possui um vídeo totalmente gravado com o dispositivo. Além disso, a companhia de buscas registrou novas patentes anti-&lt;wbr/&gt;furto e de desbloqueio de tela para o acessório.</text:p>
      <text:p text:style-name="P4"><text:s text:c="16"/>&lt;/p&gt;</text:p>
      <text:p text:style-name="P4"/>
      <text:p text:style-name="P4"><text:s text:c="16"/>&lt;figure class="foto-legenda"&gt;</text:p>
      <text:p text:style-name="P4"><text:s text:c="20"/>&lt;img src="_imagens/glass-quadro-homem-mulher1.png" /&gt;</text:p>
      <text:p text:style-name="P4"><text:s text:c="20"/>&lt;figcaption&gt;</text:p>
      <text:p text:style-name="P4"><text:s text:c="24"/>&lt;h3&gt;Google Glass&lt;/h3&gt;</text:p>
      <text:p text:style-name="P4"><text:s text:c="24"/>&lt;p&gt;Uma nova maneira de ver o mundo&lt;/p&gt;</text:p>
      <text:p text:style-name="P4"><text:s text:c="20"/>&lt;/figcaption&gt;</text:p>
      <text:p text:style-name="P4"><text:s text:c="16"/>&lt;/figure&gt;</text:p>
      <text:p text:style-name="P4"/>
      <text:p text:style-name="P4"><text:s text:c="16"/>&lt;h2&gt;Data de lançamento&lt;/h2&gt;</text:p>
      <text:p text:style-name="P4"><text:s text:c="16"/>&lt;p&gt;Não há uma data específica e oficial para o dispositivo ser lançado, ainda. Pode ser que ele esteja</text:p>
      <text:p text:style-name="P4"><text:s text:c="20"/>disponível e demonstrações a partir de 2013, mas seu lançamento para as lojas fica para, pelo menos,</text:p>
      <text:p text:style-name="P4"><text:s text:c="20"/>2014.</text:p>
      <text:p text:style-name="P4"><text:s text:c="16"/>&lt;/p&gt;</text:p>
      <text:p text:style-name="P4"/>
      <text:p text:style-name="P4"><text:s text:c="16"/>&lt;h2&gt;Especificações Técnicas&lt;/h2&gt;</text:p>
      <text:p text:style-name="P4"><text:s text:c="16"/>&lt;table id="tabelaspec"&gt;</text:p>
      <text:p text:style-name="P4"><text:s text:c="20"/>&lt;caption&gt; Tabela Técnica do Google Glass&lt;span&gt;Mar/2013&lt;/span&gt;&lt;/caption&gt;</text:p>
      <text:p text:style-name="P4"/>
      <text:p text:style-name="P4"><text:soft-page-break/><text:s text:c="20"/>&lt;tr&gt;</text:p>
      <text:p text:style-name="P4"><text:s text:c="24"/>&lt;td class="colunaesq"&gt;Tela&lt;/td&gt;</text:p>
      <text:p text:style-name="P4"><text:s text:c="24"/>&lt;td class="colunadir"&gt;Resolução equivalente a tela de 25"&lt;/td&gt;</text:p>
      <text:p text:style-name="P4"><text:s text:c="20"/>&lt;/tr&gt;</text:p>
      <text:p text:style-name="P4"><text:s text:c="20"/>&lt;tr&gt;</text:p>
      <text:p text:style-name="P4"><text:s text:c="24"/>&lt;td rowspan="2" class="colunaesq"&gt;Câmera&lt;/td&gt;</text:p>
      <text:p text:style-name="P4"><text:s text:c="24"/>&lt;td class="colunadir"&gt;5MP para fotos&lt;/td&gt;</text:p>
      <text:p text:style-name="P4"><text:s text:c="20"/>&lt;/tr&gt;</text:p>
      <text:p text:style-name="P4"><text:s text:c="20"/>&lt;tr&gt;</text:p>
      <text:p text:style-name="P4"><text:s text:c="24"/>&lt;td class="colunadir"&gt;720p para vídeos&lt;/td&gt;</text:p>
      <text:p text:style-name="P4"><text:s text:c="20"/>&lt;/tr&gt;</text:p>
      <text:p text:style-name="P4"><text:s text:c="20"/>&lt;tr&gt;</text:p>
      <text:p text:style-name="P4"><text:s text:c="24"/>&lt;td rowspan="2" class="colunaesq"&gt;Conectividade&lt;/td&gt;</text:p>
      <text:p text:style-name="P4"><text:s text:c="24"/>&lt;td class="colunadir"&gt;Wi-fi&lt;/td&gt;</text:p>
      <text:p text:style-name="P4"><text:s text:c="20"/>&lt;/tr&gt;</text:p>
      <text:p text:style-name="P4"><text:s text:c="20"/>&lt;tr&gt;</text:p>
      <text:p text:style-name="P4"><text:s text:c="24"/>&lt;td class="colunadir"&gt;Bluetooth&lt;/td&gt;</text:p>
      <text:p text:style-name="P4"><text:s text:c="20"/>&lt;/tr&gt;</text:p>
      <text:p text:style-name="P4"><text:s text:c="20"/>&lt;tr&gt;</text:p>
      <text:p text:style-name="P4"><text:s text:c="24"/>&lt;td class="colunaesq"&gt;Memória Interna&lt;/td&gt;</text:p>
      <text:p text:style-name="P4"><text:s text:c="24"/>&lt;td class="colunadir"&gt;12GB&lt;/td&gt;</text:p>
      <text:p text:style-name="P4"><text:s text:c="20"/>&lt;/tr&gt;</text:p>
      <text:p text:style-name="P4"><text:s text:c="16"/>&lt;/table&gt;</text:p>
      <text:p text:style-name="P4"/>
      <text:p text:style-name="P4"><text:s text:c="16"/>&lt;h2&gt;Como Funciona&lt;/h2&gt;</text:p>
      <text:p text:style-name="P4"><text:s text:c="16"/>&lt;p&gt;De acordo com fontes próximas do Google, os óculos vão contar com uma pequena tela de LCD ou AMOLED</text:p>
      <text:p text:style-name="P4"><text:s text:c="20"/>na</text:p>
      <text:p text:style-name="P4"><text:s text:c="20"/>parte</text:p>
      <text:p text:style-name="P4"><text:s text:c="20"/>superior e em frente aos olhos do usuário. Com o uso de uma câmera e GPS, você pode se situar, assim</text:p>
      <text:p text:style-name="P4"><text:s text:c="20"/>como</text:p>
      <text:p text:style-name="P4"><text:s text:c="20"/>selecionar opções com o movimento da cabeça.&lt;/p&gt;</text:p>
      <text:p text:style-name="P4"/>
      <text:p text:style-name="P4"><text:s text:c="16"/>&lt;h2&gt;O que você pode fazer com o Google Glasses&lt;/h2&gt;</text:p>
      <text:p text:style-name="P4"><text:s text:c="16"/>&lt;p&gt;O vídeo de divulgação do Google mostra que você pode se transformar em um "super-&lt;wbr/&gt;humano", já que o aparelho pode indicar a quantos metros você está aberto ou fechado, mostrar o clima, agenda e até mesmo permitir que você der comandos de voz.</text:p>
      <text:p text:style-name="P4"><text:s text:c="16"/>&lt;/p&gt;</text:p>
      <text:p text:style-name="P4"><text:s text:c="16"/>&lt;div id="tv-radio"&gt;</text:p>
      <text:p text:style-name="P4"><text:s text:c="20"/>&lt;video id="filme" controls="controls" poster="_imagens/video-mini01.jpg"&gt;</text:p>
      <text:p text:style-name="P4"><text:s text:c="20"/>&lt;source src="_media/one-day.mp4" type="video/mp4"/&gt;</text:p>
      <text:p text:style-name="P4"><text:s text:c="20"/>Desculpe, mas não fo possível carregar o vídeo</text:p>
      <text:p text:style-name="P4"><text:s text:c="20"/>&lt;/video&gt;</text:p>
      <text:p text:style-name="P4"><text:s text:c="19"/>&lt;/div&gt; </text:p>
      <text:p text:style-name="P4"><text:s text:c="12"/>&lt;/article&gt;</text:p>
      <text:p text:style-name="P4"><text:s text:c="8"/>&lt;/section&gt;</text:p>
      <text:p text:style-name="P4"/>
      <text:p text:style-name="P4"><text:s text:c="8"/>&lt;aside id="lateral"&gt;</text:p>
      <text:p text:style-name="P4"><text:s text:c="12"/>&lt;h1&gt;Outras Notícias&lt;/h1&gt;</text:p>
      <text:p text:style-name="P4"><text:s text:c="12"/>&lt;h2&gt;Vídeo mais recente&lt;/h2&gt;</text:p>
      <text:p text:style-name="P4"/>
      <text:p text:style-name="P4"><text:s text:c="12"/>&lt;div id="tv-radio"&gt;</text:p>
      <text:p text:style-name="P4"><text:s text:c="16"/>&lt;video id="filme" controls="controls" poster="_imagens/video-mini02.jpg"&gt;</text:p>
      <text:p text:style-name="P4"><text:s text:c="16"/>&lt;source src="_media/how-it-feels.mp4" type="video/mp4"/&gt;</text:p>
      <text:p text:style-name="P4"><text:s text:c="16"/>Desculpe, mas não fo possível carregar o vídeo</text:p>
      <text:p text:style-name="P4"><text:s text:c="16"/>&lt;/video&gt;</text:p>
      <text:p text:style-name="P4"><text:s text:c="15"/>&lt;/div&gt; </text:p>
      <text:p text:style-name="P4"/>
      <text:p text:style-name="P4"><text:s text:c="12"/>&lt;h2&gt;Novidades no Glass&lt;/h2&gt;</text:p>
      <text:p text:style-name="P4"><text:s text:c="12"/>&lt;p&gt;O Google enfim revelou as especificações completas do Google Glass, e com ele uma surpresa ainda inédita no mercado. A gigante das buscas usará um sistema de aúdio baseado na transdução por condução. Através das hastes dos óculos, o som será transmitido para o ouvido do usuário por meio de microvibrações em determinados ossos de sua cabeça, sem usar nenhum tipo de alto-falante.&lt;/p&gt;</text:p>
      <text:p text:style-name="P4"/>
      <text:p text:style-name="P4"><text:s text:c="12"/>&lt;p&gt;Além da surpresa do áudio, a tela montada a frente do olho do usuário também chamou atenção. Serão 64 360pixel de resolução que, em proporção, equivaleria a um monitor de 25 polegadas de alta definição colocado a 2,5 metros de distância do espectador.&lt;/p&gt;</text:p>
      <text:p text:style-name="P4"><text:s text:c="8"/>&lt;/aside&gt;</text:p>
      <text:p text:style-name="P4"/>
      <text:p text:style-name="P4"><text:s text:c="8"/>&lt;footer id="rodape"&gt;</text:p>
      <text:p text:style-name="P4"><text:s text:c="12"/>&lt;p&gt;Copyright 2013 - by Gustavo Guanabara &lt;br /&gt;</text:p>
      <text:p text:style-name="P4"><text:s text:c="16"/>&lt;a href="http://facebook.com/cursosemvideo" target="_blank"&gt;Facebook&lt;/a&gt; |</text:p>
      <text:p text:style-name="P4"><text:s text:c="16"/>&lt;a href="http://twitter.com/cursosemvideo" target="_blank"&gt;Twitter&lt;/a&gt;</text:p>
      <text:p text:style-name="P4"><text:s text:c="12"/>&lt;/p&gt;</text:p>
      <text:p text:style-name="P4"><text:s text:c="8"/>&lt;/footer&gt;</text:p>
      <text:p text:style-name="P4"/>
      <text:p text:style-name="P4"><text:s text:c="4"/>&lt;/div&gt;</text:p>
      <text:p text:style-name="P4">&lt;/body&gt;</text:p>
      <text:p text:style-name="P4"/>
      <text:p text:style-name="P4">&lt;/html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5pt solid #000000"/>
    </style:style>
    <style:style style:name="MP1" style:family="paragraph" style:parent-style-name="Header">
      <style:text-properties fo:font-size="8pt" officeooo:rsid="00194347" officeooo:paragraph-rsid="001f5f39"/>
    </style:style>
    <style:style style:name="MP2" style:family="paragraph" style:parent-style-name="Header">
      <style:text-properties officeooo:rsid="00194347" officeooo:paragraph-rsid="001f5f39"/>
    </style:style>
    <style:style style:name="MP3" style:family="paragraph" style:parent-style-name="Header">
      <style:text-properties officeooo:rsid="00194347" officeooo:paragraph-rsid="001da8d7"/>
    </style:style>
    <style:style style:name="MT1" style:family="text">
      <style:text-properties officeooo:rsid="000beadc"/>
    </style:style>
    <style:style style:name="MT2" style:family="text">
      <style:text-properties officeooo:rsid="001800fc"/>
    </style:style>
    <style:style style:name="MT3" style:family="text">
      <style:text-properties officeooo:rsid="001da8d7"/>
    </style:style>
    <style:page-layout style:name="Mpm1">
      <style:page-layout-properties fo:page-width="21.001cm" fo:page-height="29.7cm" style:num-format="1" style:print-orientation="portrait" fo:margin-top="0.496cm" fo:margin-bottom="1.109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row>
            <table:table-cell table:style-name="Tabela1.A1" office:value-type="string">
              <text:p text:style-name="MP1">HTML, CSS3 e JAVAScript</text:p>
              <text:p text:style-name="MP2">Configuração <text:span text:style-name="MT1">d</text:span><text:span text:style-name="MT2">a Página </text:span><text:span text:style-name="MT3">Index</text:span><text:span text:style-name="MT2"> - html</text:span>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08:45:36.741000000</meta:creation-date>
    <dc:date>2025-04-03T08:54:22.248000000</dc:date>
    <meta:editing-duration>PT8M45S</meta:editing-duration>
    <meta:editing-cycles>3</meta:editing-cycles>
    <meta:generator>LibreOffice/7.5.5.2$Windows_X86_64 LibreOffice_project/ca8fe7424262805f223b9a2334bc7181abbcbf5e</meta:generator>
    <meta:document-statistic meta:table-count="1" meta:image-count="0" meta:object-count="0" meta:page-count="2" meta:paragraph-count="131" meta:word-count="610" meta:character-count="7468" meta:non-whitespace-character-count="4881"/>
  </office:meta>
</office:document-meta>
</file>